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fo:color="#ffffff"/>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fo:color="#000000"/>
    </style:style>
    <style:style style:name="T13" style:family="text">
      <style:text-properties fo:font-size="12.00pt" style:text-position="super" fo:font-weight="normal" fo:font-family="'Liberation Serif'" style:font-family-asian="'Liberation Serif'" style:font-family-complex="'Liberation Serif'" fo:background-color="transparent" fo:color="#000000"/>
    </style:style>
    <style:style style:name="T14" style:family="text">
      <style:text-properties fo:font-size="12.00pt" fo:font-weight="normal" fo:font-family="'Liberation Serif'" style:font-family-asian="'Liberation Serif'" style:font-family-complex="'Liberation Serif'"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fo:color="#000000"/>
    </style:style>
    <style:style style:name="T19" style:family="text">
      <style:text-properties fo:font-size="12.00pt" fo:font-weight="normal" fo:font-family="Calibri" style:font-family-asian="Calibri" style:font-family-complex="Calibri" fo:background-color="transparent" fo:color="#000000"/>
    </style:style>
    <style:style style:name="T20" style:family="text">
      <style:text-properties fo:font-size="12.00pt" fo:font-weight="normal" fo:font-family="Calibri" style:font-family-asian="Calibri" style:font-family-complex="Calibri"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Liberation Serif'" style:font-family-asian="'Liberation Serif'" style:font-family-complex="'Liberation Serif'" fo:background-color="transparent" fo:color="#ffffff"/>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Liberation Serif'" style:font-family-asian="'Liberation Serif'" style:font-family-complex="'Liberation Serif'"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Liberation Serif'" style:font-family-asian="'Liberation Serif'" style:font-family-complex="'Liberation Serif'" fo:background-color="transparent" fo:color="#000000"/>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bold" fo:font-family="'Liberation Serif'" style:font-family-asian="'Liberation Serif'" style:font-family-complex="'Liberation Serif'" fo:background-color="transparent" fo:color="#ffffff"/>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fo:font-family="'Liberation Serif'" style:font-family-asian="'Liberation Serif'" style:font-family-complex="'Liberation Serif'" fo:background-color="transparent" fo:color="#ffffff"/>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Liberation Serif'" style:font-family-asian="'Liberation Serif'" style:font-family-complex="'Liberation Serif'"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Liberation Serif'" style:font-family-asian="'Liberation Serif'" style:font-family-complex="'Liberation Serif'"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Liberation Serif'" style:font-family-asian="'Liberation Serif'" style:font-family-complex="'Liberation Serif'" fo:background-color="transparent" fo:color="#ffffff"/>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bold"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bold" fo:font-family="'Liberation Serif'" style:font-family-asian="'Liberation Serif'" style:font-family-complex="'Liberation Serif'" fo:background-color="transparent" style:use-window-font-color="true"/>
    </style:style>
    <style:style style:name="T79" style:family="text">
      <style:text-properties fo:font-size="12.00pt" fo:font-weight="bold" fo:font-family="Calibri" style:font-family-asian="Calibri" style:font-family-complex="Calibri" fo:background-color="transparent" style:use-window-font-color="true"/>
    </style:style>
    <style:style style:name="T80" style:family="text">
      <style:text-properties fo:font-size="12.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bold"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bold"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bold" fo:font-family="'Liberation Serif'" style:font-family-asian="'Liberation Serif'" style:font-family-complex="'Liberation Serif'" fo:background-color="transparent" style:use-window-font-color="true"/>
    </style:style>
    <style:style style:name="T87" style:family="text">
      <style:text-properties fo:font-size="12.00pt" fo:font-weight="bold" fo:font-family="Calibri" style:font-family-asian="Calibri" style:font-family-complex="Calibri" fo:background-color="transparent" style:use-window-font-color="true"/>
    </style:style>
    <style:style style:name="T88" style:family="text">
      <style:text-properties fo:font-size="12.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bold"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bold" fo:font-family="'Liberation Serif'" style:font-family-asian="'Liberation Serif'" style:font-family-complex="'Liberation Serif'" fo:background-color="transparent" style:use-window-font-color="true"/>
    </style:style>
    <style:style style:name="T97" style:family="text">
      <style:text-properties fo:font-size="12.00pt" fo:font-weight="bold" fo:font-family="Calibri" style:font-family-asian="Calibri" style:font-family-complex="Calibri" fo:background-color="transparent" style:use-window-font-color="true"/>
    </style:style>
    <style:style style:name="T98" style:family="text">
      <style:text-properties fo:font-size="12.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bold" fo:font-family="'Liberation Serif'" style:font-family-asian="'Liberation Serif'" style:font-family-complex="'Liberation Serif'" fo:background-color="transparent" style:use-window-font-color="true"/>
    </style:style>
    <style:style style:name="T103" style:family="text">
      <style:text-properties fo:font-size="12.00pt" fo:font-weight="bold" fo:font-family="Calibri" style:font-family-asian="Calibri" style:font-family-complex="Calibri" fo:background-color="transparent" style:use-window-font-color="true"/>
    </style:style>
    <style:style style:name="T104" style:family="text">
      <style:text-properties fo:font-size="12.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bold" fo:font-family="Calibri" style:font-family-asian="Calibri" style:font-family-complex="Calibri"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2.70pt" fo:text-indent="-2.70pt">
        <style:tab-stops>
          <style:tab-stop style:position="145.05pt"/>
          <style:tab-stop style:position="3402.60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145.05pt"/>
          <style:tab-stop style:position="3402.60pt"/>
        </style:tab-stops>
      </style:paragraph-properties>
    </style:style>
    <style:style style:name="P5" style:family="paragraph">
      <style:paragraph-properties fo:line-height="100.00%" fo:text-align="left" fo:margin-left="2.70pt" fo:text-indent="-2.70pt">
        <style:tab-stops>
          <style:tab-stop style:position="145.05pt"/>
          <style:tab-stop style:position="3402.60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45.05pt"/>
          <style:tab-stop style:position="3402.60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70pt" fo:text-indent="-2.70pt">
        <style:tab-stops>
          <style:tab-stop style:position="145.05pt"/>
          <style:tab-stop style:position="3402.60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70pt" fo:text-indent="-2.70pt">
        <style:tab-stops>
          <style:tab-stop style:position="145.05pt"/>
          <style:tab-stop style:position="3402.60pt"/>
        </style:tab-stops>
      </style:paragraph-properties>
    </style:style>
    <style:style style:name="P12" style:family="paragraph">
      <style:paragraph-properties fo:line-height="100.00%" fo:text-align="left" fo:margin-left="2.70pt" fo:text-indent="-2.70pt">
        <style:tab-stops>
          <style:tab-stop style:position="145.05pt"/>
          <style:tab-stop style:position="3287.40p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45.05pt"/>
          <style:tab-stop style:position="3287.40pt"/>
        </style:tab-stops>
      </style:paragraph-properties>
    </style:style>
    <style:style style:name="P15" style:family="paragraph">
      <style:paragraph-properties fo:line-height="100.00%" fo:text-align="left" fo:margin-left="2.70pt" fo:text-indent="-2.70pt">
        <style:tab-stops>
          <style:tab-stop style:position="145.05pt"/>
          <style:tab-stop style:position="3287.40p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145.05pt"/>
          <style:tab-stop style:position="3287.4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145.05pt"/>
          <style:tab-stop style:position="3287.4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2.70pt" fo:text-indent="-2.70pt">
        <style:tab-stops>
          <style:tab-stop style:position="145.05pt"/>
          <style:tab-stop style:position="3287.40pt"/>
        </style:tab-stops>
      </style:paragraph-properties>
    </style:style>
    <style:style style:name="P22" style:family="paragraph">
      <style:paragraph-properties fo:line-height="100.00%" fo:text-align="left" fo:margin-left="2.70pt" fo:text-indent="-2.70pt">
        <style:tab-stops>
          <style:tab-stop style:position="145.05pt"/>
          <style:tab-stop style:position="3287.40p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2.70pt" fo:text-indent="-2.70pt">
        <style:tab-stops>
          <style:tab-stop style:position="145.05pt"/>
          <style:tab-stop style:position="3287.40pt"/>
        </style:tab-stops>
      </style:paragraph-properties>
    </style:style>
    <style:style style:name="P25" style:family="paragraph">
      <style:paragraph-properties fo:line-height="100.00%" fo:text-align="left" fo:margin-left="2.70pt" fo:text-indent="-2.70pt">
        <style:tab-stops>
          <style:tab-stop style:position="145.05pt"/>
          <style:tab-stop style:position="3287.4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2.70pt" fo:text-indent="-2.70pt">
        <style:tab-stops>
          <style:tab-stop style:position="145.05pt"/>
          <style:tab-stop style:position="3287.40pt"/>
        </style:tab-stops>
      </style:paragraph-properties>
    </style:style>
    <style:style style:name="P28" style:family="paragraph">
      <style:paragraph-properties fo:line-height="100.00%" fo:text-align="left" fo:margin-left="2.70pt" fo:text-indent="-2.70pt">
        <style:tab-stops>
          <style:tab-stop style:position="145.05pt"/>
          <style:tab-stop style:position="3287.40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2.70pt" fo:text-indent="-2.70pt">
        <style:tab-stops>
          <style:tab-stop style:position="145.05pt"/>
          <style:tab-stop style:position="3287.40pt"/>
        </style:tab-stops>
      </style:paragraph-properties>
    </style:style>
    <style:style style:name="P31" style:family="paragraph">
      <style:paragraph-properties fo:line-height="100.00%" fo:text-align="left" fo:margin-left="2.70pt" fo:text-indent="-2.70pt">
        <style:tab-stops>
          <style:tab-stop style:position="145.05pt"/>
          <style:tab-stop style:position="3287.40p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2.70pt" fo:text-indent="-2.70pt">
        <style:tab-stops>
          <style:tab-stop style:position="145.05pt"/>
          <style:tab-stop style:position="3287.40pt"/>
        </style:tab-stops>
      </style:paragraph-properties>
    </style:style>
    <style:style style:name="P34" style:family="paragraph">
      <style:paragraph-properties fo:line-height="100.00%" fo:text-align="left" fo:margin-left="2.70pt" fo:text-indent="-2.70pt">
        <style:tab-stops>
          <style:tab-stop style:position="145.05pt"/>
          <style:tab-stop style:position="3287.40pt"/>
        </style:tab-stops>
      </style:paragraph-properties>
    </style:style>
    <style:style style:name="P35" style:family="paragraph">
      <style:paragraph-properties fo:line-height="100.00%" fo:text-align="left"/>
    </style:style>
    <style:style style:name="P36" style:family="paragraph">
      <style:paragraph-properties fo:line-height="100.00%" fo:text-align="left" fo:margin-left="2.70pt" fo:text-indent="-2.70pt">
        <style:tab-stops>
          <style:tab-stop style:position="145.05pt"/>
          <style:tab-stop style:position="3287.40pt"/>
        </style:tab-stops>
      </style:paragraph-properties>
    </style:style>
    <style:style style:name="P37" style:family="paragraph">
      <style:paragraph-properties fo:line-height="100.00%" fo:text-align="left"/>
    </style:style>
    <style:style style:name="P38" style:family="paragraph">
      <style:paragraph-properties fo:line-height="100.00%" fo:text-align="left" fo:margin-left="2.70pt" fo:text-indent="-2.70pt">
        <style:tab-stops>
          <style:tab-stop style:position="145.05pt"/>
          <style:tab-stop style:position="3287.40pt"/>
        </style:tab-stops>
      </style:paragraph-properties>
    </style:style>
    <style:style style:name="P39" style:family="paragraph">
      <style:paragraph-properties fo:line-height="100.00%" fo:text-align="left" fo:margin-left="2.70pt" fo:text-indent="-2.70pt">
        <style:tab-stops>
          <style:tab-stop style:position="145.05pt"/>
          <style:tab-stop style:position="3287.40p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2.70pt" fo:text-indent="-2.70pt">
        <style:tab-stops>
          <style:tab-stop style:position="145.05pt"/>
          <style:tab-stop style:position="3287.40pt"/>
        </style:tab-stops>
      </style:paragraph-properties>
    </style:style>
    <style:style style:name="P42" style:family="paragraph">
      <style:paragraph-properties fo:line-height="100.00%" fo:text-align="left"/>
    </style:style>
    <style:style style:name="TableColumn0100" style:family="table-column">
      <style:table-column-properties style:column-width="2.052083in"/>
    </style:style>
    <style:style style:name="TableColumn0101" style:family="table-column">
      <style:table-column-properties style:column-width="4.875000in"/>
    </style:style>
    <style:style style:name="Table01" style:family="table">
      <style:table-properties style:width="6.92708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37500in" fo:padding-right="0.037500in" fo:vertical-align="top" fo:background-color="#595959"/>
    </style:style>
    <style:style style:name="TableCell010001" style:family="table-cell">
      <style:table-cell-properties fo:border-top="0.006944in solid #000000" fo:border-left="0.006944in solid #000000" fo:border-right="0.006944in solid #000000" fo:border-bottom="0.006944in solid #000000" fo:padding-left="0.037500in" fo:padding-right="0.037500in" fo:vertical-align="top" fo:background-color="#595959"/>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37500in" fo:padding-right="0.0375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37500in" fo:padding-right="0.0375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0694in solid #000000" fo:border-bottom="0.006944in solid #000000" fo:padding-left="0.037500in" fo:padding-right="0.0375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6944in solid #000000" fo:border-right="0.000694in solid #000000" fo:border-bottom="0.006944in solid #000000" fo:padding-left="0.037500in" fo:padding-right="0.037500in" fo:vertical-align="top" fo:background-color="#595959"/>
    </style:style>
    <style:style style:name="TableCell010401" style:family="table-cell">
      <style:table-cell-properties fo:border-top="0.000694in solid #000000" fo:border-left="0.006944in solid #000000" fo:border-right="0.006944in solid #000000" fo:border-bottom="0.006944in solid #000000" fo:padding-left="0.037500in" fo:padding-right="0.037500in" fo:vertical-align="top" fo:background-color="#595959"/>
    </style:style>
    <style:style style:name="TableRow0105" style:family="table-row">
      <style:table-row-properties/>
    </style:style>
    <style:style style:name="TableCell0105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5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6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07" style:family="table-row">
      <style:table-row-properties/>
    </style:style>
    <style:style style:name="TableCell0107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7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08" style:family="table-row">
      <style:table-row-properties/>
    </style:style>
    <style:style style:name="TableCell010800" style:family="table-cell">
      <style:table-cell-properties fo:border-top="0.000694in solid #000000" fo:border-left="0.006944in solid #000000" fo:border-right="0.000694in solid #000000" fo:border-bottom="0.006944in solid #000000" fo:padding-left="0.037500in" fo:padding-right="0.037500in" fo:vertical-align="top" fo:background-color="#595959"/>
    </style:style>
    <style:style style:name="TableCell010801" style:family="table-cell">
      <style:table-cell-properties fo:border-top="0.000694in solid #000000" fo:border-left="0.006944in solid #000000" fo:border-right="0.006944in solid #000000" fo:border-bottom="0.006944in solid #000000" fo:padding-left="0.037500in" fo:padding-right="0.037500in" fo:vertical-align="top" fo:background-color="#595959"/>
    </style:style>
    <style:style style:name="TableRow0109" style:family="table-row">
      <style:table-row-properties style:min-row-height="0.958333in"/>
    </style:style>
    <style:style style:name="TableCell0109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09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10" style:family="table-row">
      <style:table-row-properties/>
    </style:style>
    <style:style style:name="TableCell0110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10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11" style:family="table-row">
      <style:table-row-properties/>
    </style:style>
    <style:style style:name="TableCell011100" style:family="table-cell">
      <style:table-cell-properties fo:border-top="0.000694in solid #000000" fo:border-left="0.006944in solid #000000" fo:border-right="0.000694in solid #000000" fo:border-bottom="0.006944in solid #000000" fo:padding-left="0.037500in" fo:padding-right="0.037500in" fo:vertical-align="top" fo:background-color="#595959"/>
    </style:style>
    <style:style style:name="TableCell011101" style:family="table-cell">
      <style:table-cell-properties fo:border-top="0.000694in solid #000000" fo:border-left="0.006944in solid #000000" fo:border-right="0.006944in solid #000000" fo:border-bottom="0.006944in solid #000000" fo:padding-left="0.037500in" fo:padding-right="0.037500in" fo:vertical-align="top" fo:background-color="#595959"/>
    </style:style>
    <style:style style:name="TableRow0112" style:family="table-row">
      <style:table-row-properties/>
    </style:style>
    <style:style style:name="TableCell0112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12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13" style:family="table-row">
      <style:table-row-properties/>
    </style:style>
    <style:style style:name="TableCell011300" style:family="table-cell">
      <style:table-cell-properties fo:border-top="0.000694in solid #000000" fo:border-left="0.006944in solid #000000" fo:border-right="0.000694in solid #000000" fo:border-bottom="0.006944in solid #000000" fo:padding-left="0.037500in" fo:padding-right="0.037500in" fo:vertical-align="top" fo:background-color="#ffffff"/>
    </style:style>
    <style:style style:name="TableCell0113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style:style style:name="TableRow0114" style:family="table-row">
      <style:table-row-properties/>
    </style:style>
    <style:style style:name="TableCell011400" style:family="table-cell">
      <style:table-cell-properties fo:border-top="0.000694in solid #000000" fo:border-left="0.006944in solid #000000" fo:border-right="0.000694in solid #000000" fo:border-bottom="0.006944in solid #000000" fo:padding-left="0.037500in" fo:padding-right="0.037500in" fo:vertical-align="top" fo:background-color="#595959"/>
    </style:style>
    <style:style style:name="TableCell011401" style:family="table-cell">
      <style:table-cell-properties fo:border-top="0.000694in solid #000000" fo:border-left="0.006944in solid #000000" fo:border-right="0.006944in solid #000000" fo:border-bottom="0.006944in solid #000000" fo:padding-left="0.037500in" fo:padding-right="0.037500in" fo:vertical-align="top" fo:background-color="#ffffff"/>
    </style:style>
  </office:automatic-styles>
  <office:body>
    <office:text>
      <text:p text:style-name="P1"><text:span text:style-name="T1">SOFT8026 - Data-driven Microservices</text:span></text:p>
      <text:p text:style-name="P1"><text:span text:style-name="T1">Assignment 2 Form</text:span></text:p>
      <text:p text:style-name="P1"><text:span text:style-name="T2"/></text:p>
      <text:p text:style-name="P1"><text:span text:style-name="T3">Instructions</text:span></text:p>
      <text:p text:style-name="P1"><text:span text:style-name="T4">Please complete the following form and include in the zip file you submit. Include screenshots / images in the appendices below the form.</text:span></text:p>
      <text:p text:style-name="P1"><text:span text:style-name="T5"/></text:p>
      <table:table table:style-name="Table01">
        <table:table-column table:style-name="TableColumn0100"/>
        <table:table-column table:style-name="TableColumn0101"/>
        <table:table-row table:style-name="TableRow0100">
          <table:table-cell table:style-name="TableCell010000">
            <text:p text:style-name="P3"><text:span text:style-name="T6">Move to Kubernetes</text:span><text:span text:style-name="T7"/></text:p>
          </table:table-cell>
          <table:table-cell table:style-name="TableCell010001">
            <text:p text:style-name="P3"><text:span text:style-name="T7"/></text:p>
          </table:table-cell>
        </table:table-row>
        <table:table-row table:style-name="TableRow0101">
          <table:table-cell table:style-name="TableCell010100">
            <text:p text:style-name="P6"><text:span text:style-name="T8">Describe the progress you made moving your app to Kubernetes</text:span><text:span text:style-name="T9"/></text:p>
          </table:table-cell>
          <table:table-cell table:style-name="TableCell010101">
            <text:p text:style-name="P6"><text:span text:style-name="T10">I was able to successfully move my assignment 1 with all the original functionality into kubernetes. Using docker-compose and docker-hub to store the images, and k3s/kubectl to pull the images deploy the app.</text:span><text:span text:style-name="T11"/></text:p>
          </table:table-cell>
        </table:table-row>
        <table:table-row table:style-name="TableRow0102">
          <table:table-cell table:style-name="TableCell010200">
            <text:p text:style-name="P8"><text:span text:style-name="T12">Describe what additional functionality you added, e.g. 2</text:span><text:span text:style-name="T13">nd</text:span><text:span text:style-name="T14"><text:s/>data source; include decisions made around architecture to include the extra functionality.</text:span><text:span text:style-name="T15"/></text:p>
          </table:table-cell>
          <table:table-cell table:style-name="TableCell010201">
            <text:p text:style-name="P8"><text:span text:style-name="T16">Using two different server-deploy.yml files for the server microservices, I was able to define an environment variable in the .yml file that holds the path of the dataset to load, which is then retrieved in python using the os library.</text:span></text:p>
            <text:p text:style-name="P8"><text:span text:style-name="T16">This allows the same server docker image to be used, (with slights edits to the code functionality to enable to usage of the youtube data) and deployed by kubernetes to read the two files in parallel.</text:span><text:span text:style-name="T17"/></text:p>
          </table:table-cell>
        </table:table-row>
        <table:table-row table:style-name="TableRow0103">
          <table:table-cell table:style-name="TableCell010300">
            <text:p text:style-name="P10"><text:span text:style-name="T18">Describe your scaling and update strategy (as implemented in your Kubernetes deployments)<text:s/></text:span><text:span text:style-name="T19">–</text:span><text:span text:style-name="T20"><text:s/>e.g. include why you chose to scale in the ratio among microservices that you did</text:span><text:span text:style-name="T21"/></text:p>
          </table:table-cell>
          <table:table-cell table:style-name="TableCell010301">
            <text:p text:style-name="P10"><text:span text:style-name="T22">My VM had a lot of issues with space, cause pods to fail from a lack of space, leading to a lot of unnecessary troubleshooting. So disk space was huge factor in the decsions I made.</text:span></text:p>
            <text:p text:style-name="P10"><text:span text:style-name="T22">I chose to have 2 replica servers (one for each datasource) and 2 clients, 2 web services, 1 redis and 1 busybox for some troubleshooting. I chose 2 for the clients and web services to prevent any downtime when the application was updating, due to the rolling update strategy I was able to keep a web service and client available at all times. I would have liked to do this for the two data reading servers however a lack of space preventing me.</text:span><text:span text:style-name="T23"/></text:p>
          </table:table-cell>
        </table:table-row>
        <table:table-row table:style-name="TableRow0104">
          <table:table-cell table:style-name="TableCell010400">
            <text:p text:style-name="P13"><text:span text:style-name="T24">Testing</text:span><text:span text:style-name="T25"/></text:p>
          </table:table-cell>
          <table:table-cell table:style-name="TableCell010401">
            <text:p text:style-name="P13"><text:span text:style-name="T25"/></text:p>
          </table:table-cell>
        </table:table-row>
        <table:table-row table:style-name="TableRow0105">
          <table:table-cell table:style-name="TableCell010500">
            <text:p text:style-name="P16"><text:span text:style-name="T26">Briefly describe the test you created and what type of test it is?</text:span><text:span text:style-name="T27"/></text:p>
          </table:table-cell>
          <table:table-cell table:style-name="TableCell010501">
            <text:p text:style-name="P16"><text:span text:style-name="T28">I created two tests, both deployment based functional tests.</text:span></text:p>
            <text:p text:style-name="P16"><text:span text:style-name="T28">The first is a test to ensure the redis db is assessible on the given port.</text:span></text:p>
            <text:p text:style-name="P16"><text:span text:style-name="T28">The second is testing to ensure all kubernetes pods have started and are in the running state.</text:span><text:span text:style-name="T29"/></text:p>
          </table:table-cell>
        </table:table-row>
        <table:table-row table:style-name="TableRow0106">
          <table:table-cell table:style-name="TableCell010600">
            <text:p text:style-name="P18"><text:span text:style-name="T30">Why did you choose that test?</text:span><text:span text:style-name="T31"/></text:p>
          </table:table-cell>
          <table:table-cell table:style-name="TableCell010601">
            <text:p text:style-name="P18"><text:span text:style-name="T32">I chose these tests as they show deployment information, which is indicative of the application's "health". These "health checks" for each k3s pod are valuable in validating that the microservices have downloaded their corresponding docker images, and started and have no current issues.</text:span><text:span text:style-name="T33"/></text:p>
          </table:table-cell>
        </table:table-row>
        <table:table-row table:style-name="TableRow0107">
          <table:table-cell table:style-name="TableCell010700">
            <text:p text:style-name="P20"><text:span text:style-name="T34">How did or how would you automate the test?</text:span><text:span text:style-name="T35"/></text:p>
          </table:table-cell>
          <table:table-cell table:style-name="TableCell010701">
            <text:p text:style-name="P20"><text:span text:style-name="T36">The tests are built as part of a standalone API in the form of a Flask application that currently must be manually be started. This API is standalone preventing issues where<text:s text:c="2"/>if for example the testing API was hosted from the main application's web app,<text:s text:c="2"/>and for some reason that web app wasn't starting that would then mean we have no testing API either.</text:span></text:p>
            <text:p text:style-name="P20"><text:span text:style-name="T36">Two tests were written in postman to validate the returned content from the testing API, these tests (requests) could be automated using schedueled cron jobs.</text:span><text:span text:style-name="T37"/></text:p>
          </table:table-cell>
        </table:table-row>
        <table:table-row table:style-name="TableRow0108">
          <table:table-cell table:style-name="TableCell010800">
            <text:p text:style-name="P23"><text:span text:style-name="T38">Monitoring</text:span><text:span text:style-name="T39"/></text:p>
          </table:table-cell>
          <table:table-cell table:style-name="TableCell010801">
            <text:p text:style-name="P23"><text:span text:style-name="T39"/></text:p>
          </table:table-cell>
        </table:table-row>
        <table:table-row table:style-name="TableRow0109">
          <table:table-cell table:style-name="TableCell010900">
            <text:p text:style-name="P26"><text:span text:style-name="T40">Briefly describe the monitor you created and what type of monitor it is?</text:span><text:span text:style-name="T41"/></text:p>
          </table:table-cell>
          <table:table-cell table:style-name="TableCell010901">
            <text:p text:style-name="P26"><text:span text:style-name="T42">I utilised the appMetrics library in my web flask app of the main application, to monitor both the number of requests, and the response time of the server in the form of a ping test. The number of requests is a passive metric, that is incremented when a client accesses any flask route. The ping test is more manual requiring the user to access the ping test url to view the response time.</text:span><text:span text:style-name="T43"/></text:p>
          </table:table-cell>
        </table:table-row>
        <table:table-row table:style-name="TableRow0110">
          <table:table-cell table:style-name="TableCell011000">
            <text:p text:style-name="P29"><text:span text:style-name="T44">Why did you choose that monitor?</text:span><text:span text:style-name="T45"/></text:p>
          </table:table-cell>
          <table:table-cell table:style-name="TableCell011001">
            <text:p text:style-name="P29"><text:span text:style-name="T46">I noticed in assignment 1 that as the data was received from the server, the load times of the main webpage grew. This was due to the o(n) time compliexity of some of the metric calculations. Hence the desire to measure the changes in reponse<text:s text:c="2"/>time. The ping test works by tracking the response time of 5 requests to the main page and graphing the output.</text:span><text:span text:style-name="T47"/></text:p>
          </table:table-cell>
        </table:table-row>
        <table:table-row table:style-name="TableRow0111">
          <table:table-cell table:style-name="TableCell011100">
            <text:p text:style-name="P32"><text:span text:style-name="T48">Serverless Function</text:span><text:span text:style-name="T49"/></text:p>
          </table:table-cell>
          <table:table-cell table:style-name="TableCell011101">
            <text:p text:style-name="P32"><text:span text:style-name="T49"/></text:p>
          </table:table-cell>
        </table:table-row>
        <table:table-row table:style-name="TableRow0112">
          <table:table-cell table:style-name="TableCell011200">
            <text:p text:style-name="P35"><text:span text:style-name="T50">What serverless function and functionality did you implement?</text:span><text:span text:style-name="T51"/></text:p>
          </table:table-cell>
          <table:table-cell table:style-name="TableCell011201">
            <text:p text:style-name="P35"><text:span text:style-name="T52">As I created a standalone flask app to host the testing API, I thought it would be fitting to use kubeless to launch at least one of the testing API functions. The main function that returns the API endpoints in pure HTML was launched with kubeless as seen in Appendix D</text:span><text:span text:style-name="T53"/></text:p>
          </table:table-cell>
        </table:table-row>
        <table:table-row table:style-name="TableRow0113">
          <table:table-cell table:style-name="TableCell011300">
            <text:p text:style-name="P37"><text:span text:style-name="T54">Where in your application did you or would you slot in this functionality?</text:span><text:span text:style-name="T55"/></text:p>
          </table:table-cell>
          <table:table-cell table:style-name="TableCell011301">
            <text:p text:style-name="P37"><text:span text:style-name="T56">As the testing API is somewhat standalone, I believe that it shouldn't run in the same cluster as the main application, as if the main cluster was to crash we would lose the testing API as well. However for the sake of the assignment, it's located in the same cluster as the main application pods</text:span><text:span text:style-name="T57"/></text:p>
          </table:table-cell>
        </table:table-row>
        <table:table-row table:style-name="TableRow0114">
          <table:table-cell table:style-name="TableCell011400">
            <text:p text:style-name="P40"><text:span text:style-name="T58">Any other comments?</text:span></text:p>
            <text:p text:style-name="P40"><text:span text:style-name="T58">(e.g. you may have had to opt for Plan B, using Compose to implement extra functionality)</text:span><text:span text:style-name="T59"/></text:p>
          </table:table-cell>
          <table:table-cell table:style-name="TableCell011401">
            <text:p text:style-name="P40"><text:span text:style-name="T60">The deployment files for Kubernetes are found in the Kubernetes Deployment Files directory.</text:span></text:p>
            <text:p text:style-name="P40"><text:span text:style-name="T61"/></text:p>
            <text:p text:style-name="P40"><text:span text:style-name="T62">For adding the second datasource, I have added prefix RD or YT to each of the ids of data coming from Reddit and Youtube respectivley, the overall metrics haven't changed from Assignment 1 as I adapted the analytics service to account for the different format. This can be seen at localhost:30000/main</text:span></text:p>
            <text:p text:style-name="P40"><text:span text:style-name="T63"/></text:p>
            <text:p text:style-name="P40"><text:span text:style-name="T64">For Testing, please start the flask application (testing-service.py), then using get requests to the two endpoints shown in Appendix B you can see the json response from the "tests", you can also run the postman tests as seen in Appendix B for more pipeline or realistic style tests. This flask app runs on the default flask port, mine was localhost:5000</text:span></text:p>
            <text:p text:style-name="P40"><text:span text:style-name="T65"/></text:p>
            <text:p text:style-name="P40"><text:span text:style-name="T66">For Monitoring, once the k3s pods have started, you can view an overview of the monitoring metrics at (localhost:30000/monitor) this shows a counter of the requests that have been made, and a histogram (bundle metrics) of the response time. Additionally to accomplish the ping test and monitor the response time in a graphical format go to (localhost:30000/monitor/pingtest) </text:span></text:p>
            <text:p text:style-name="P40"><text:span text:style-name="T67"/></text:p>
            <text:p text:style-name="P40"><text:span text:style-name="T68">For Kubeless, I decided to partially setup the standalone testing API, however as Kubeless is function based I chose one function/Flask route to display, instead of the full API. I chosen main for simplicity, as when running it will return the HTML that contains the two main testing endpoints. As some slight code changes were required for Kubeless the "Kubeless version" of the flask testing app can be found in kubeless functions</text:span></text:p>
            <text:p text:style-name="P40"><text:span text:style-name="T69"/></text:p>
            <text:p text:style-name="P40"><text:span text:style-name="T70">Additionally, you will find an exported copy of my Postman requests and tests in the file Assignment-2.postman_collection.json, this can be imported to see the entire test code.</text:span></text:p>
            <text:p text:style-name="P40"><text:span text:style-name="T71"/></text:p>
            <text:p text:style-name="P40"><text:span text:style-name="T72">As with assignment 1, the datasources are to be placed in server/datasource, if the files have any name changes the server-deploy.yml files and server.py (line 52) may need edits. I removed the dataset files from server/datasource (I used the reddit data from Assignment 1 and the GBvideos.csv from Canvas)</text:span></text:p>
            <text:p text:style-name="P40"><text:span text:style-name="T73"/></text:p>
            <text:p text:style-name="P40"><text:span text:style-name="T74">localhost:30000 refers to the kubernetes pods and the flask app from there, localhost:5000 is the standalone testing-service.py flask app.</text:span></text:p>
            <text:p text:style-name="P40"><text:span text:style-name="T75"/></text:p>
            <text:p text:style-name="P40"><text:span text:style-name="T76">I apologise for writing so much, there's a lot to talk about, hopefully that covers everything, please let me know if there are any issues.</text:span></text:p>
            <text:p text:style-name="P40"><text:span text:style-name="T77"/></text:p>
          </table:table-cell>
        </table:table-row>
      </table:table>
      <text:p text:style-name="P42"><text:span text:style-name="T77"/></text:p>
      <text:p text:style-name="P42"><text:span text:style-name="T77"/></text:p>
      <text:p text:style-name="P42"><text:span text:style-name="T77"/></text:p>
      <text:p text:style-name="P42"><text:span text:style-name="T78">Appendix A<text:s/></text:span><text:span text:style-name="T79">–</text:span><text:span text:style-name="T80"><text:s/>Screenshot(s) of your application running (e.g. Kubernetes log output, any web pages, etc.)</text:span></text:p>
      <text:p text:style-name="P42"><text:span text:style-name="T80">1) Kubernetes Pods Running</text:span></text:p>
      <text:p text:style-name="P42"><draw:frame text:anchor-type="as-char" svg:width="146.58mm" svg:height="28.84mm" style:rel-width="scale" style:rel-height="scale"><draw:object-ole xlink:href="OleObj1"/><draw:image xlink:href="ObjectReplacements/OleObj1"/></draw:frame><text:span text:style-name="T81"/></text:p>
      <text:p text:style-name="P42"><text:span text:style-name="T82">2) Webpage/ Metrics Functional (localhost:30000/main)</text:span></text:p>
      <text:p text:style-name="P42"><draw:frame text:anchor-type="as-char" svg:width="146.58mm" svg:height="70.91mm" style:rel-width="scale" style:rel-height="scale"><draw:object-ole xlink:href="OleObj2"/><draw:image xlink:href="ObjectReplacements/OleObj2"/></draw:frame><text:span text:style-name="T83"/></text:p>
      <text:p text:style-name="P42"><text:span text:style-name="T84">3) Youtube and Reddit Data (ID prefix to differentiate data source in the far right column)</text:span></text:p>
      <text:p text:style-name="P42"><draw:frame text:anchor-type="as-char" svg:width="146.58mm" svg:height="77.79mm" style:rel-width="scale" style:rel-height="scale"><draw:object-ole xlink:href="OleObj3"/><draw:image xlink:href="ObjectReplacements/OleObj3"/></draw:frame><text:span text:style-name="T85"/></text:p>
      <text:p text:style-name="P42"><text:span text:style-name="T85"/></text:p>
      <text:p text:style-name="P42"><text:span text:style-name="T86">Appendix B<text:s/></text:span><text:span text:style-name="T87">–</text:span><text:span text:style-name="T88"><text:s/>Screenshot(s) of your application being tested</text:span></text:p>
      <text:p text:style-name="P42"><text:span text:style-name="T88">1) testing-service.py running (localhost:5000)</text:span></text:p>
      <text:p text:style-name="P42"><draw:frame text:anchor-type="as-char" svg:width="88.64mm" svg:height="73.82mm" style:rel-width="scale" style:rel-height="scale"><draw:object-ole xlink:href="OleObj4"/><draw:image xlink:href="ObjectReplacements/OleObj4"/></draw:frame><text:span text:style-name="T89"/></text:p>
      <text:p text:style-name="P42"><text:span text:style-name="T90">2) Testing Endpoints and Json results</text:span></text:p>
      <text:p text:style-name="P42"><draw:frame text:anchor-type="as-char" svg:width="146.58mm" svg:height="60.59mm" style:rel-width="scale" style:rel-height="scale"><draw:object-ole xlink:href="OleObj5"/><draw:image xlink:href="ObjectReplacements/OleObj5"/></draw:frame><text:span text:style-name="T91"/></text:p>
      <text:p text:style-name="P42"><draw:frame text:anchor-type="as-char" svg:width="146.58mm" svg:height="196.32mm" style:rel-width="scale" style:rel-height="scale"><draw:object-ole xlink:href="OleObj6"/><draw:image xlink:href="ObjectReplacements/OleObj6"/></draw:frame><text:span text:style-name="T91"/></text:p>
      <text:p text:style-name="P42"><text:span text:style-name="T92">3) Postman Tests for Redis Datastore</text:span></text:p>
      <text:p text:style-name="P42"><draw:frame text:anchor-type="as-char" svg:width="146.58mm" svg:height="79.11mm" style:rel-width="scale" style:rel-height="scale"><draw:object-ole xlink:href="OleObj7"/><draw:image xlink:href="ObjectReplacements/OleObj7"/></draw:frame><text:span text:style-name="T93"/></text:p>
      <text:p text:style-name="P42"><text:span text:style-name="T94">4) Postman Tests for Kubernetes Pod</text:span><draw:frame text:anchor-type="as-char" svg:width="146.58mm" svg:height="98.69mm" style:rel-width="scale" style:rel-height="scale"><draw:object-ole xlink:href="OleObj8"/><draw:image xlink:href="ObjectReplacements/OleObj8"/></draw:frame><text:span text:style-name="T94"/></text:p>
      <text:p text:style-name="P42"><text:span text:style-name="T95"/></text:p>
      <text:p text:style-name="P42"><text:span text:style-name="T96">Appendix C<text:s/></text:span><text:span text:style-name="T97">–</text:span><text:span text:style-name="T98"><text:s/>Screenshot(s) of your application being monitored</text:span></text:p>
      <text:p text:style-name="P42"><text:span text:style-name="T98">1) AppMetrics - Monitoring Overview (localhost:30000/monitor)</text:span></text:p>
      <text:p text:style-name="P42"><draw:frame text:anchor-type="as-char" svg:width="123.83mm" svg:height="183.62mm" style:rel-width="scale" style:rel-height="scale"><draw:object-ole xlink:href="OleObj9"/><draw:image xlink:href="ObjectReplacements/OleObj9"/></draw:frame><text:span text:style-name="T99"/></text:p>
      <text:p text:style-name="P42"><text:span text:style-name="T100">2) AppMetrics - Monitoring Response Time (localhost:30000/monitor/pingtest)</text:span></text:p>
      <text:p text:style-name="P42"><draw:frame text:anchor-type="as-char" svg:width="146.58mm" svg:height="117.74mm" style:rel-width="scale" style:rel-height="scale"><draw:object-ole xlink:href="OleObj10"/><draw:image xlink:href="ObjectReplacements/OleObj10"/></draw:frame><text:span text:style-name="T101"/></text:p>
      <text:p text:style-name="P42"><text:span text:style-name="T102">Appendix D<text:s/></text:span><text:span text:style-name="T103">–</text:span><text:span text:style-name="T104"><text:s/>Screenshot(s) of your serverless function running</text:span></text:p>
      <text:p text:style-name="P42"><text:span text:style-name="T104">1) Kubeless implementation of the main function from the standalone testing-service.py</text:span></text:p>
      <text:p text:style-name="P42"><draw:frame text:anchor-type="as-char" svg:width="146.58mm" svg:height="26.19mm" style:rel-width="scale" style:rel-height="scale"><draw:object-ole xlink:href="OleObj11"/><draw:image xlink:href="ObjectReplacements/OleObj11"/></draw:frame><text:span text:style-name="T105"/></text:p>
      <text:p text:style-name="P42"><text:span text:style-name="T106">Shows the function deployment, function call and results.</text:span></text:p>
      <text:p text:style-name="P42"><text:span text:style-name="T10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